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40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urse-pix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8:24:3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2514" calcext:value-type="float">
            <text:p>0.2514</text:p>
          </table:table-cell>
          <table:table-cell office:value-type="float" office:value="17.0278" calcext:value-type="float">
            <text:p>17.0278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7439" calcext:value-type="float">
            <text:p>0.74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7:5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3124" calcext:value-type="float">
            <text:p>0.3124</text:p>
          </table:table-cell>
          <table:table-cell office:value-type="float" office:value="17.3048" calcext:value-type="float">
            <text:p>17.3048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683" calcext:value-type="float">
            <text:p>0.6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8:22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2789" calcext:value-type="float">
            <text:p>0.2789</text:p>
          </table:table-cell>
          <table:table-cell table:style-name="ce2" office:value-type="float" office:value="17.3911" calcext:value-type="float">
            <text:p>17.3911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717" calcext:value-type="float">
            <text:p>0.7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8:32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3037" calcext:value-type="float">
            <text:p>0.3037</text:p>
          </table:table-cell>
          <table:table-cell office:value-type="float" office:value="17.1301" calcext:value-type="float">
            <text:p>17.1301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905" calcext:value-type="float">
            <text:p>0.69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8:40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2855" calcext:value-type="float">
            <text:p>0.2855</text:p>
          </table:table-cell>
          <table:table-cell office:value-type="float" office:value="17.1924" calcext:value-type="float">
            <text:p>17.1924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7098" calcext:value-type="float">
            <text:p>0.70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8:4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table:style-name="ce2" office:value-type="float" office:value="0.3136" calcext:value-type="float">
            <text:p>0.3136</text:p>
          </table:table-cell>
          <table:table-cell office:value-type="float" office:value="16.9503" calcext:value-type="float">
            <text:p>16.9503</text:p>
          </table:table-cell>
          <table:table-cell office:value-type="float" office:value="0.9441" calcext:value-type="float">
            <text:p>0.9441</text:p>
          </table:table-cell>
          <table:table-cell table:style-name="ce2" office:value-type="float" office:value="0.6801" calcext:value-type="float">
            <text:p>0.68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8:30:59.591541608</dc:date>
    <meta:editing-duration>PT1M34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